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  <style:paragraph-properties style:writing-mode="lr-tb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  <style:paragraph-properties style:writing-mode="lr-tb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  <style:paragraph-properties style:writing-mode="lr-tb"/>
    </style:style>
    <style:style style:name="gr14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  <style:paragraph-properties style:writing-mode="lr-tb"/>
    </style:style>
    <style:style style:name="gr16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  <style:paragraph-properties style:writing-mode="lr-tb"/>
    </style:style>
    <style:style style:name="gr20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  <style:paragraph-properties style:writing-mode="lr-tb"/>
    </style:style>
    <style:style style:name="gr23" style:family="graphic" style:parent-style-name="standard">
      <style:graphic-properties svg:stroke-color="#000080" draw:textarea-horizontal-align="justify" draw:textarea-vertical-align="middle" draw:auto-grow-height="false"/>
      <style:paragraph-properties style:writing-mode="lr-tb"/>
    </style:style>
    <style:style style:name="gr24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7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34cm"/>
      <style:paragraph-properties style:writing-mode="lr-tb"/>
    </style:style>
    <style:style style:name="gr29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/>
      <style:paragraph-properties style:writing-mode="lr-tb"/>
    </style:style>
    <style:style style:name="gr31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32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35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color="#808080" draw:fill="none" draw:fill-color="#ffffff" draw:textarea-horizontal-align="left" draw:auto-grow-height="true" draw:auto-grow-width="true" fo:min-height="2.491cm" fo:min-width="6.606cm" fo:padding-top="0.225cm" fo:padding-bottom="0.225cm" fo:padding-left="0.35cm" fo:padding-right="0.35cm"/>
      <style:paragraph-properties style:writing-mode="lr-tb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6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  <style:paragraph-properties style:writing-mode="lr-tb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566cm" fo:min-width="11.449cm" fo:padding-top="0.225cm" fo:padding-bottom="0.225cm" fo:padding-left="0.35cm" fo:padding-right="0.3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6.678cm"/>
      <style:paragraph-properties style:writing-mode="lr-tb"/>
    </style:style>
    <style:style style:name="gr4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119cm"/>
      <style:paragraph-properties style:writing-mode="lr-tb"/>
    </style:style>
    <style:style style:name="gr45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093cm"/>
      <style:paragraph-properties style:writing-mode="lr-tb"/>
    </style:style>
    <style:style style:name="gr46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89cm" fo:padding-top="0.225cm" fo:padding-bottom="0.225cm" fo:padding-left="0.35cm" fo:padding-right="0.35cm"/>
      <style:paragraph-properties style:writing-mode="lr-tb"/>
    </style:style>
    <style:style style:name="gr47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  <style:paragraph-properties style:writing-mode="lr-tb"/>
    </style:style>
    <style:style style:name="gr50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  <style:paragraph-properties style:writing-mode="lr-tb"/>
    </style:style>
    <style:style style:name="gr53" style:family="graphic" style:parent-style-name="standard">
      <style:graphic-properties draw:stroke="dash" draw:stroke-dash="Fine_20_Dashed" svg:stroke-color="#800000" draw:fill="none" draw:fill-color="#ffffff" draw:textarea-horizontal-align="left" draw:auto-grow-height="true" draw:auto-grow-width="true" fo:min-height="4.566cm" fo:min-width="11.889cm" fo:padding-top="0.225cm" fo:padding-bottom="0.225cm" fo:padding-left="0.35cm" fo:padding-right="0.35cm"/>
      <style:paragraph-properties style:writing-mode="lr-tb"/>
    </style:style>
    <style:style style:name="gr54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4cm"/>
      <style:paragraph-properties style:writing-mode="lr-tb"/>
    </style:style>
    <style:style style:name="gr5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3cm" fo:min-width="3.74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64cm"/>
      <style:paragraph-properties style:writing-mode="lr-tb"/>
    </style:style>
    <style:style style:name="gr58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9cm" fo:padding-top="0.225cm" fo:padding-bottom="0.225cm" fo:padding-left="0.35cm" fo:padding-right="0.35cm"/>
      <style:paragraph-properties style:writing-mode="lr-tb"/>
    </style:style>
    <style:style style:name="gr5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5cm"/>
      <style:paragraph-properties style:writing-mode="lr-tb"/>
    </style:style>
    <style:style style:name="gr64" style:family="graphic" style:parent-style-name="standard">
      <style:graphic-properties draw:fill="solid" draw:fill-color="#e6e6ff" draw:textarea-horizontal-align="left" draw:textarea-vertical-align="middle" draw:auto-grow-height="false"/>
      <style:paragraph-properties style:writing-mode="lr-tb"/>
    </style:style>
    <style:style style:name="gr65" style:family="graphic" style:parent-style-name="standard">
      <style:graphic-properties draw:fill-color="#e6e6e6" draw:textarea-horizontal-align="right" draw:textarea-vertical-align="top" draw:auto-grow-height="false"/>
      <style:paragraph-properties style:writing-mode="lr-tb"/>
    </style:style>
    <style:style style:name="gr66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6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151cm" fo:min-width="12.99cm" fo:padding-top="0.225cm" fo:padding-bottom="0.225cm" fo:padding-left="0.35cm" fo:padding-right="0.35cm"/>
      <style:paragraph-properties style:writing-mode="lr-tb"/>
    </style:style>
    <style:style style:name="gr6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906cm" fo:min-width="12.769cm" fo:padding-top="0.225cm" fo:padding-bottom="0.225cm" fo:padding-left="0.35cm" fo:padding-right="0.3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1cm"/>
      <style:paragraph-properties style:writing-mode="lr-tb"/>
    </style:style>
    <style:style style:name="gr70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71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6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  <style:paragraph-properties style:writing-mode="lr-tb"/>
    </style:style>
    <style:style style:name="gr76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  <style:paragraph-properties style:writing-mode="lr-tb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  <style:paragraph-properties style:writing-mode="lr-tb"/>
    </style:style>
    <style:style style:name="gr7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  <style:paragraph-properties style:writing-mode="lr-tb"/>
    </style:style>
    <style:style style:name="gr8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84cm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cm"/>
      <style:paragraph-properties style:writing-mode="lr-tb"/>
    </style:style>
    <style:style style:name="gr91" style:family="graphic" style:parent-style-name="standard">
      <style:graphic-properties draw:stroke="solid" draw:stroke-dash="Ultrafine_20_Dashed" svg:stroke-color="#000000" draw:fill="solid" draw:fill-color="#ff950e" draw:opacity="100%" draw:textarea-horizontal-align="center" draw:textarea-vertical-align="middle" draw:auto-grow-height="false" fo:min-height="1.02cm" fo:min-width="2.548cm" draw:shadow-opacity="20%"/>
      <style:paragraph-properties style:writing-mode="lr-tb"/>
    </style:style>
    <style:style style:name="gr9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solid" draw:stroke-dash="Ultrafine_20_Dashed" svg:stroke-color="#000000" draw:fill="solid" draw:fill-color="#33cc66" draw:opacity="100%" draw:textarea-horizontal-align="center" draw:textarea-vertical-align="middle" draw:auto-grow-height="false" fo:min-height="1.02cm" fo:min-width="2.548cm" draw:shadow-opacity="20%"/>
      <style:paragraph-properties style:writing-mode="lr-tb"/>
    </style:style>
    <style:style style:name="gr94" style:family="graphic" style:parent-style-name="objectwithoutfill">
      <style:graphic-properties draw:marker-start="Triangle" draw:marker-end="Triangle" draw:marker-end-width="0.3cm" draw:fill="none" draw:textarea-horizontal-align="center" draw:textarea-vertical-align="middle"/>
    </style:style>
    <style:style style:name="gr95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9.148cm" fo:min-width="7.628cm"/>
      <style:paragraph-properties style:writing-mode="lr-tb"/>
    </style:style>
    <style:style style:name="gr96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5.338cm" fo:min-width="3.564cm"/>
      <style:paragraph-properties style:writing-mode="lr-tb"/>
    </style:style>
    <style:style style:name="gr97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5.338cm" fo:min-width="5.088cm"/>
      <style:paragraph-properties style:writing-mode="lr-tb"/>
    </style:style>
    <style:style style:name="gr98" style:family="graphic" style:parent-style-name="standard">
      <style:graphic-properties svg:stroke-width="0.05cm" svg:stroke-color="#808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svg:stroke-width="0.05cm" svg:stroke-color="#808080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3.982cm"/>
      <style:paragraph-properties style:writing-mode="lr-tb"/>
    </style:style>
    <style:style style:name="gr101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min-height="1.554cm" fo:min-width="1.536cm" fo:padding-top="0.15cm" fo:padding-bottom="0.15cm" fo:padding-left="0.275cm" fo:padding-right="0.275cm"/>
      <style:paragraph-properties style:writing-mode="lr-tb"/>
    </style:style>
    <style:style style:name="gr102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2.458cm"/>
      <style:paragraph-properties style:writing-mode="lr-tb"/>
    </style:style>
    <style:style style:name="gr103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3.052cm" fo:min-width="5.088cm"/>
      <style:paragraph-properties style:writing-mode="lr-tb"/>
    </style:style>
    <style:style style:name="gr104" style:family="graphic" style:parent-style-name="standard">
      <style:graphic-properties draw:stroke="solid" draw:stroke-dash="Ultrafine_20_Dashed" svg:stroke-width="0.05cm" svg:stroke-color="#0000ff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72cm"/>
      <style:paragraph-properties style:writing-mode="lr-tb"/>
    </style:style>
    <style:style style:name="gr106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8.132cm" fo:min-width="7.628cm"/>
      <style:paragraph-properties style:writing-mode="lr-tb"/>
    </style:style>
    <style:style style:name="gr107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2.798cm" fo:min-width="3.564cm"/>
      <style:paragraph-properties style:writing-mode="lr-tb"/>
    </style:style>
    <style:style style:name="gr10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min-height="1.554cm" fo:min-width="3.06cm" fo:padding-top="0.15cm" fo:padding-bottom="0.15cm" fo:padding-left="0.275cm" fo:padding-right="0.27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46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ccffff" style:repeat="repeat"/>
      <style:paragraph-properties fo:border="0.57pt solid #000080"/>
      <style:text-properties fo:color="#000080" loext:opacity="100%" style:font-name="Courier New" fo:font-size="10.5pt" fo:font-weight="bold" style:font-size-asian="10.5pt" style:font-weight-asian="bold" style:font-size-complex="10.5pt" style:font-weight-complex="bold"/>
    </style:style>
    <style:style style:name="ce2" style:family="table-cell">
      <loext:graphic-properties draw:fill="solid" draw:fill-color="#ffffff" style:repeat="repeat"/>
      <style:paragraph-properties fo:border="0.57pt solid #000080"/>
      <style:text-properties fo:color="#000080" loext:opacity="100%" style:font-name="Courier New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="solid" draw:fill-color="#ffffff" style:repeat="repeat"/>
      <style:paragraph-properties fo:border="0.57pt solid #000080"/>
      <style:text-properties fo:color="#000080" loext: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99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5ffe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fffcc" draw:opacity="2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5ffe5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83caff" draw:opacity="30%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000080" loext:opacity="100%"/>
    </style:style>
    <style:style style:name="P13" style:family="paragraph">
      <loext:graphic-properties draw:fill="none" draw:fill-color="#ffffff"/>
      <style:text-properties fo:color="#808080" loext:opacity="100%" fo:font-size="10pt" style:font-size-asian="10pt" style:font-size-complex="10pt"/>
    </style:style>
    <style:style style:name="P14" style:family="paragraph">
      <loext:graphic-properties draw:fill="solid" draw:fill-color="#ffff99"/>
      <style:paragraph-properties fo:text-align="center"/>
      <style:text-properties fo:color="#800000" loext:opacity="100%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800000" loext:opacity="100%" fo:font-size="10pt" style:font-size-asian="10pt" style:font-size-complex="10pt"/>
    </style:style>
    <style:style style:name="P17" style:family="paragraph">
      <loext:graphic-properties draw:fill="solid" draw:fill-color="#ff950e" draw:opacity="4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808080" loext:opacity="100%" style:font-name="Courier New"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text-properties fo:color="#808080" loext:opacity="100%"/>
    </style:style>
    <style:style style:name="P21" style:family="paragraph">
      <loext:graphic-properties draw:fill="none" draw:fill-color="#ffffff"/>
      <style:text-properties fo:color="#000000" loext:opacity="100%" style:font-name="Courier New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 draw:fill-color="#ffffff"/>
      <style:text-properties style:use-window-font-color="true" loext:opacity="0%"/>
    </style:style>
    <style:style style:name="P23" style:family="paragraph">
      <loext:graphic-properties draw:fill="none" draw:fill-color="#ffffff"/>
      <style:text-properties fo:color="#008000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0080" loext:opacity="100%" style:font-name="Courier New" fo:font-size="10.5pt" fo:font-weight="bold" style:font-size-asian="10.5pt" style:font-weight-asian="bold" style:font-size-complex="10.5pt" style:font-weight-complex="bold"/>
    </style:style>
    <style:style style:name="P25" style:family="paragraph">
      <loext:graphic-properties draw:fill="none" draw:fill-color="#ffffff"/>
      <style:text-properties fo:color="#000080" loext:opacity="100%"/>
    </style:style>
    <style:style style:name="P26" style:family="paragraph">
      <loext:graphic-properties draw:fill="none" draw:fill-color="#ffffff"/>
      <style:text-properties fo:color="#800000" loext:opacity="100%" style:font-name="Courier New" fo:font-size="10.5pt" fo:font-weight="bold" style:font-size-asian="10.5pt" style:font-weight-asian="bold" style:font-size-complex="10.5pt" style:font-weight-complex="bold"/>
    </style:style>
    <style:style style:name="P27" style:family="paragraph">
      <loext:graphic-properties draw:fill="none" draw:fill-color="#ffffff"/>
      <style:text-properties fo:color="#800000" loext:opacity="100%"/>
    </style:style>
    <style:style style:name="P28" style:family="paragraph">
      <loext:graphic-properties draw:fill="none" draw:fill-color="#ffffff"/>
      <style:text-properties fo:color="#008000" loext:opacity="100%"/>
    </style:style>
    <style:style style:name="P29" style:family="paragraph">
      <loext:graphic-properties draw:fill="none" draw:fill-color="#ffffff"/>
      <style:text-properties fo:color="#808080" loext:opacity="100%"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text-properties style:use-window-font-color="true" loext:opacity="0%" fo:font-size="18pt"/>
    </style:style>
    <style:style style:name="P32" style:family="paragraph">
      <loext:graphic-properties draw:fill="none" draw:fill-color="#ffffff"/>
      <style:text-properties fo:color="#008000" loext:opacity="100%"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0080" loext:opacity="100%" fo:font-size="18pt"/>
    </style:style>
    <style:style style:name="P34" style:family="paragraph">
      <loext:graphic-properties draw:fill="none" draw:fill-color="#ffffff"/>
      <style:text-properties fo:color="#800000" loext:opacity="100%" fo:font-size="18pt"/>
    </style:style>
    <style:style style:name="P35" style:family="paragraph">
      <loext:graphic-properties draw:fill="none" draw:fill-color="#ffffff"/>
      <style:text-properties fo:color="#008000" loext:opacity="100%" fo:font-size="18pt"/>
    </style:style>
    <style:style style:name="P36" style:family="paragraph">
      <loext:graphic-properties draw:fill="none" draw:fill-color="#ffffff"/>
      <style:text-properties fo:color="#ff0000" loext:opacity="100%"/>
    </style:style>
    <style:style style:name="P37" style:family="paragraph">
      <loext:graphic-properties draw:fill="none" draw:fill-color="#ffffff"/>
      <style:text-properties fo:color="#0000ff" loext:opacity="100%"/>
    </style:style>
    <style:style style:name="P38" style:family="paragraph">
      <loext:graphic-properties draw:fill="solid" draw:fill-color="#e6e6ff"/>
      <style:paragraph-properties fo:text-align="center"/>
      <style:text-properties fo:color="#cccccc" loext:opacity="100%" fo:font-size="10.5pt" style:font-size-asian="10.5pt" style:font-size-complex="10.5pt"/>
    </style:style>
    <style:style style:name="P39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40" style:family="paragraph">
      <style:text-properties fo:color="#000080" loext:opacity="100%" style:font-name="Courier New" fo:font-size="10.5pt" fo:font-weight="bold" style:font-size-asian="10.5pt" style:font-weight-asian="bold" style:font-size-complex="10.5pt" style:font-weight-complex="bold"/>
    </style:style>
    <style:style style:name="P41" style:family="paragraph">
      <loext:graphic-properties draw:fill="none" draw:fill-color="#ffffff"/>
      <style:text-properties fo:color="#000080" loext:opacity="100%" fo:font-weight="bold" style:font-weight-asian="bold" style:font-weight-complex="bold"/>
    </style:style>
    <style:style style:name="P42" style:family="paragraph">
      <loext:graphic-properties draw:fill="solid" draw:fill-color="#0000ff"/>
      <style:paragraph-properties fo:text-align="center"/>
    </style:style>
    <style:style style:name="P4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fff99"/>
      <style:paragraph-properties fo:text-align="start"/>
      <style:text-properties fo:font-size="10pt" style:font-size-asian="10pt" style:font-size-complex="10pt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none" draw:fill-color="#ffff99"/>
      <style:paragraph-properties fo:text-align="start"/>
      <style:text-properties fo:font-size="10pt" style:font-size-asian="10pt" style:font-size-complex="10pt"/>
    </style:style>
    <style:style style:name="P47" style:family="paragraph">
      <loext:graphic-properties draw:fill="solid" draw:fill-color="#83caff" draw:opacity="70%"/>
      <style:paragraph-properties fo:text-align="center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9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2" style:family="paragraph">
      <loext:graphic-properties draw:fill="solid" draw:fill-color="#ff950e" draw:opacity="100%"/>
      <style:paragraph-properties fo:text-align="center"/>
      <style:text-properties fo:font-size="12pt" style:font-size-asian="12pt" style:font-size-complex="12pt"/>
    </style:style>
    <style:style style:name="P53" style:family="paragraph">
      <loext:graphic-properties draw:fill="solid" draw:fill-color="#33cc66" draw:opacity="100%"/>
      <style:paragraph-properties fo:text-align="center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paragraph-properties fo:text-align="center"/>
      <style:text-properties fo:color="#0000ff" loext:opacity="100%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Courier New" fo:font-size="7pt" style:font-size-asian="7pt" style:font-size-complex="7pt"/>
    </style:style>
    <style:style style:name="T5" style:family="text">
      <style:text-properties style:use-window-font-color="true" loext:opacity="0%" style:font-name="Courier New" fo:font-size="7pt" style:font-size-asian="7pt" style:font-size-complex="7pt"/>
    </style:style>
    <style:style style:name="T6" style:family="text">
      <style:text-properties style:use-window-font-color="true" loext:opacity="0%" style:font-name="Courier New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New" fo:font-size="8pt" style:font-size-asian="8pt" style:font-size-complex="8pt"/>
    </style:style>
    <style:style style:name="T9" style:family="text">
      <style:text-properties style:use-window-font-color="true" loext:opacity="0%" style:font-name="Courier New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loext:opacity="100%" style:font-name="Courier New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loext:opacity="100%" style:font-name="Courier New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loext:opacity="100%" style:font-name="Courier New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loext:opacity="100%" style:font-name="Courier New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loext:opacity="100%" style:font-name="Courier New" fo:font-size="7pt" style:font-size-asian="7pt" style:font-size-complex="7pt"/>
    </style:style>
    <style:style style:name="T15" style:family="text">
      <style:text-properties fo:color="#800000" loext:opacity="100%" style:font-name="Courier New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loext:opacity="100%" style:font-name="Courier New" fo:font-size="7pt" style:font-size-asian="7pt" style:font-size-complex="7pt"/>
    </style:style>
    <style:style style:name="T17" style:family="text">
      <style:text-properties fo:color="#000080" loext:opacity="100%" style:font-name="Courier New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loext:opacity="100%" style:font-name="Courier New" fo:font-size="7pt" style:font-size-asian="7pt" style:font-size-complex="7pt"/>
    </style:style>
    <style:style style:name="T19" style:family="text">
      <style:text-properties fo:color="#008000" loext:opacity="100%" style:font-name="Courier New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loext:opacity="100%" fo:font-size="12pt" style:font-size-asian="12pt" style:font-size-complex="12pt"/>
    </style:style>
    <style:style style:name="T21" style:family="text">
      <style:text-properties fo:color="#808080" loext:opacity="100%" fo:font-size="10pt" style:font-size-asian="10pt" style:font-size-complex="10pt"/>
    </style:style>
    <style:style style:name="T22" style:family="text">
      <style:text-properties fo:color="#800000" loext:opacity="100%" fo:font-size="12pt" style:font-size-asian="12pt" style:font-size-complex="12pt"/>
    </style:style>
    <style:style style:name="T23" style:family="text">
      <style:text-properties fo:color="#800000" loext:opacity="100%" fo:font-size="6pt" style:font-size-asian="6pt" style:font-size-complex="6pt"/>
    </style:style>
    <style:style style:name="T24" style:family="text">
      <style:text-properties fo:color="#800000" loext:opacity="100%" style:font-name="Courier New" fo:font-size="8pt" style:font-size-asian="8pt" style:font-size-complex="8pt"/>
    </style:style>
    <style:style style:name="T25" style:family="text">
      <style:text-properties fo:color="#800000" loext:opacity="100%" fo:font-size="10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Courier New" fo:font-size="9pt" style:font-size-asian="9pt" style:font-size-complex="9pt"/>
    </style:style>
    <style:style style:name="T28" style:family="text">
      <style:text-properties fo:color="#800000" loext:opacity="100%" style:font-name="Courier New" fo:font-size="9pt" style:font-size-asian="9pt" style:font-size-complex="9pt"/>
    </style:style>
    <style:style style:name="T29" style:family="text">
      <style:text-properties fo:color="#800000" loext:opacity="100%" style:font-name="Courier New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80" loext:opacity="100%" style:font-name="Courier New" fo:font-size="9pt" style:font-size-asian="9pt" style:font-size-complex="9pt"/>
    </style:style>
    <style:style style:name="T31" style:family="text">
      <style:text-properties fo:color="#000080" loext:opacity="100%" style:font-name="Courier New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000" loext:opacity="100%" style:font-name="Courier New"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08080" loext:opacity="100%" style:font-name="Courier New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808080" loext:opacity="100%" fo:font-size="15pt" style:font-size-asian="15pt" style:font-size-complex="15pt"/>
    </style:style>
    <style:style style:name="T36" style:family="text">
      <style:text-properties fo:color="#808080" loext:opacity="100%" fo:font-size="11pt" style:font-size-asian="11pt" style:font-size-complex="11pt"/>
    </style:style>
    <style:style style:name="T37" style:family="text">
      <style:text-properties fo:color="#000000" loext:opacity="100%" style:font-name="Courier New" fo:font-size="10.5pt" fo:font-weight="bold" style:font-size-asian="10.5pt" style:font-weight-asian="bold" style:font-size-complex="10.5pt" style:font-weight-complex="bold"/>
    </style:style>
    <style:style style:name="T38" style:family="text">
      <style:text-properties style:use-window-font-color="true" loext:opacity="0%" style:font-name="Courier New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000080" loext:opacity="100%" style:font-name="Courier New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loext:opacity="0%" fo:font-size="15pt" style:font-size-asian="15pt" style:font-size-complex="15pt"/>
    </style:style>
    <style:style style:name="T41" style:family="text">
      <style:text-properties style:use-window-font-color="true" loext:opacity="0%" fo:font-size="11pt" style:font-size-asian="11pt" style:font-size-complex="11pt"/>
    </style:style>
    <style:style style:name="T42" style:family="text">
      <style:text-properties fo:color="#008000" loext:opacity="100%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loext:opacity="100%" style:font-name="Courier New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ff" loext:opacity="100%" style:font-name="Courier New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80" loext:opacity="100%" fo:font-size="15pt" style:font-size-asian="15pt" style:font-size-complex="15pt"/>
    </style:style>
    <style:style style:name="T46" style:family="text">
      <style:text-properties fo:color="#000080" loext:opacity="100%" fo:font-size="11pt" style:font-size-asian="11pt" style:font-size-complex="11pt"/>
    </style:style>
    <style:style style:name="T47" style:family="text">
      <style:text-properties fo:color="#808080" loext:opacity="100%" fo:font-size="12pt" style:font-size-asian="12pt" style:font-size-complex="12pt"/>
    </style:style>
    <style:style style:name="T48" style:family="text">
      <style:text-properties fo:color="#ff0000" loext:opacity="100%" style:font-name="Courier New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800000" loext:opacity="100%" fo:font-size="15pt" style:font-size-asian="15pt" style:font-size-complex="15pt"/>
    </style:style>
    <style:style style:name="T50" style:family="text">
      <style:text-properties fo:color="#800000" loext:opacity="100%" fo:font-size="11pt" style:font-size-asian="11pt" style:font-size-complex="11pt"/>
    </style:style>
    <style:style style:name="T51" style:family="text">
      <style:text-properties fo:color="#008000" loext:opacity="100%" fo:font-size="11pt" style:font-size-asian="11pt" style:font-size-complex="11pt"/>
    </style:style>
    <style:style style:name="T52" style:family="text">
      <style:text-properties fo:color="#0000ff" loext:opacity="100%" fo:font-size="11pt" style:font-size-asian="11pt" style:font-size-complex="11pt"/>
    </style:style>
    <style:style style:name="T53" style:family="text">
      <style:text-properties fo:color="#ff0000" loext:opacity="100%" fo:font-size="11pt" style:font-size-asian="11pt" style:font-size-complex="11pt"/>
    </style:style>
    <style:style style:name="T54" style:family="text">
      <style:text-properties fo:color="#ff0000" loext:opacity="100%" fo:font-size="15pt" style:font-size-asian="15pt" style:font-size-complex="15pt"/>
    </style:style>
    <style:style style:name="T55" style:family="text">
      <style:text-properties fo:color="#0000ff" loext:opacity="100%" fo:font-size="15pt" style:font-size-asian="15pt" style:font-size-complex="1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80" loext:opacity="100%"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loext:opacity="100%" style:font-name="Courier New"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color="#0000ff" loext:opacity="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text:span text:style-name="T4"><text:line-break/></text:span><text:span text:style-name="T4">acctivation:</text:span><text:span text:style-name="T4"><text:line-break/></text:span><text:span text:style-name="T4"> <text:s/>enabled = true</text:span></text:p>
          <text:p text:style-name="P2"><text:span text:style-name="T4">credentials:</text:span><text:span text:style-name="T4"><text:line-break/></text:span><text:span text:style-name="T4"> <text:s/>password:</text:span></text:p>
          <text:p text:style-name="P2"><text:span text:style-name="T4"><text:s text:c="4"/></text:span><text:span text:style-name="T4">value: (encrypted data)</text:span><text:span text:style-name="T4"><text:line-break/></text:span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5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7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8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13" draw:text-style-name="P8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13" draw:text-style-name="P8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4" draw:text-style-name="P9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9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4" draw:text-style-name="P9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1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2" draw:text-style-name="P11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3" draw:text-style-name="P12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5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5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7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6" draw:text-style-name="P14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5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7" draw:text-style-name="P15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28" draw:text-style-name="P16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28" draw:text-style-name="P16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9" draw:text-style-name="P15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14" draw:text-style-name="P9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7" draw:id="id27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5" draw:id="id25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4" draw:id="id24" draw:layer="layout" svg:width="6.372cm" svg:height="3.048cm" svg:x="8.344cm" svg:y="5.826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19" draw:text-style-name="P3" xml:id="id26" draw:id="id26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4" draw:text-style-name="P9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1" draw:id="id31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" draw:id="id29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8" draw:id="id28" draw:layer="layout" svg:width="6.372cm" svg:height="3.048cm" svg:x="8.344cm" svg:y="10.144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9" draw:text-style-name="P3" xml:id="id30" draw:id="id30" draw:layer="layout" svg:width="5.864cm" svg:height="3.048cm" svg:x="13.17cm" svg:y="13.7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1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7" xml:id="id34" draw:id="id34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7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8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30" draw:text-style-name="P8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14" draw:text-style-name="P9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7" draw:id="id37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6" draw:id="id36" draw:layer="layout" svg:width="6.372cm" svg:height="3.048cm" svg:x="8.344cm" svg:y="15.732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10" draw:text-style-name="P7" xml:id="id41" draw:id="id41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9" draw:id="id39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8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10" draw:text-style-name="P7" xml:id="id40" draw:id="id40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30" draw:text-style-name="P8" draw:layer="layout" svg:width="1.789cm" svg:height="0.645cm" svg:x="2.016cm" svg:y="15.849cm">
          <draw:text-box>
            <text:p><text:span text:style-name="T7">member</text:span></text:p>
          </draw:text-box>
        </draw:frame>
        <draw:custom-shape draw:style-name="gr16" draw:text-style-name="P3" xml:id="id42" draw:id="id42" draw:layer="layout" svg:width="9.398cm" svg:height="6.858cm" svg:x="2.778cm" svg:y="2.524cm">
          <text:p text:style-name="P1"><text:span text:style-name="T26">Account Shadow</text:span></text:p>
          <text:p text:style-name="P2"><text:span text:style-name="T27"><text:s/></text:span><text:span text:style-name="T26"><text:line-break/></text:span><text:span text:style-name="T28">oid = </text:span><text:span text:style-name="T29">f792ad4e-...</text:span></text:p>
          <text:p text:style-name="P2"><text:span text:style-name="T27">name = ”jsparrow”</text:span><text:span text:style-name="T27"><text:line-break/></text:span><text:span text:style-name="T30">resourceRef oid=</text:span><text:span text:style-name="T31">aa19d01e-...</text:span><text:span text:style-name="T27"><text:line-break/></text:span><text:span text:style-name="T27">objectClass = Account</text:span><text:span text:style-name="T27"><text:line-break/></text:span><text:span text:style-name="T32">attributes:</text:span><text:span text:style-name="T33"><text:line-break/></text:span><text:span text:style-name="T33"> <text:s/></text:span><text:span text:style-name="T32">icfs:uid = ”uid=jsparrow,ou=People,...”</text:span></text:p>
          <text:p text:style-name="P2"><text:span text:style-name="T32"><text:s text:c="2"/></text:span><text:span text:style-name="T32">ri:cn = ”Jack Sparrow”</text:span></text:p>
          <text:p text:style-name="P2"><text:span text:style-name="T32"><text:s text:c="2"/>…</text:span></text:p>
          <text:p text:style-name="P2"><text:span text:style-name="T32">activation:</text:span></text:p>
          <text:p text:style-name="P2"><text:span text:style-name="T32"><text:s text:c="2"/></text:span><text:span text:style-name="T32">administrativeStatus = enabled</text:span></text:p>
          <text:p text:style-name="P2"><text:span text:style-name="T32">association:</text:span><text:span text:style-name="T33"><text:line-break/></text:span><text:span text:style-name="T32"> <text:s/>name = ”group”</text:span></text:p>
          <text:p text:style-name="P2"><text:span text:style-name="T32"><text:s text:c="2"/></text:span><text:span text:style-name="T32">identifiers:</text:span></text:p>
          <text:p text:style-name="P2"><text:span text:style-name="T32"><text:s text:c="4"/></text:span><text:span text:style-name="T32">icfs:uid = ”cn=pirates,ou=Groups,...”</text:span></text:p>
          <text:p text:style-name="P2"><text:span text:style-name="T32"><text:s text:c="2"/></text:span><text:span text:style-name="T32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5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33" draw:text-style-name="P18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34" draw:text-style-name="P18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5" draw:text-style-name="P1" draw:layer="layout" svg:x1="1cm" svg:y1="6.652cm" svg:x2="20cm" svg:y2="6.652cm">
          <text:p/>
        </draw:line>
        <draw:frame draw:style-name="gr36" draw:text-style-name="P19" draw:layer="layout" svg:width="7.306cm" svg:height="2.941cm" svg:x="2.524cm" svg:y="1.704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path draw:style-name="gr37" draw:text-style-name="P15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38" draw:text-style-name="P20" draw:layer="layout" svg:width="4.464cm" svg:height="0.839cm" svg:x="10.652cm" svg:y="1.431cm">
          <draw:text-box>
            <text:p><text:span text:style-name="T35">Resource Object</text:span></text:p>
          </draw:text-box>
        </draw:frame>
        <draw:frame draw:style-name="gr39" draw:text-style-name="P18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0" draw:layer="layout" svg:width="7.366cm" svg:height="3.048cm" svg:x="10.652cm" svg:y="2.27cm">
          <draw:text-box>
            <text:p><text:span text:style-name="T36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</text:span><text:span text:style-name="T39">abaddeed-1004-dead-b00t-888899994321</text:span><text:span text:style-name="T38">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ri:dn&gt;uid=jsparrow,ou=People,...&lt;/ri:dn&gt;</text:span></text:p>
            <text:p><text:span text:style-name="T37"><text:s text:c="4"/></text:span><text:span text:style-name="T37">&lt;ri:uid&gt;jsparrow&lt;/ri:uid&gt;</text:span><text:span text:style-name="T37"><text:line-break/></text:span><text:span text:style-name="T37"> <text:s text:c="3"/>&lt;ri:cn&gt;Cpt. Jack Sparrow&lt;/ri:cn&gt;</text:span></text:p>
            <text:p><text:span text:style-name="T37"><text:s text:c="4"/></text:span><text:span text:style-name="T37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42" draw:text-style-name="P22" draw:layer="layout" svg:width="6.53cm" svg:height="0.839cm" svg:x="14.062cm" svg:y="7.922cm">
          <draw:text-box>
            <text:p><text:span text:style-name="T40">Resource Object Shadow</text:span></text:p>
          </draw:text-box>
        </draw:frame>
        <draw:frame draw:style-name="gr43" draw:text-style-name="P22" draw:layer="layout" svg:width="5.588cm" svg:height="2.843cm" svg:x="14.208cm" svg:y="9.349cm">
          <draw:text-box>
            <text:p><text:span text:style-name="T41">Resides in midPoint repository. Is a (partial) copy of the Resource Object. Does have OID and name. Has attributes. Some of them are (native) identifiers.</text:span></text:p>
          </draw:text-box>
        </draw:frame>
        <draw:frame draw:style-name="gr44" draw:text-style-name="P23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23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46" draw:text-style-name="P24" draw:layer="layout" svg:width="12.58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</text:span><text:span text:style-name="T43">f004b004-1004-f004-b00t-555555550000</text:span><text:span text:style-name="T39">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&lt;conf:hostname&gt;tortuga.example.com&lt;/conf:hostname&gt;</text:span></text:p>
            <text:p><text:span text:style-name="T39"><text:s text:c="4"/></text:span><text:span text:style-name="T39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47" draw:text-style-name="P15" draw:layer="layout" svg:width="5.823cm" svg:height="5.383cm" draw:transform="rotate (-0.179768912955417) translate (7.29663709291957cm 8.97495022866513cm)" svg:viewBox="0 0 5824 5384" svg:d="M5476 0c1976 932-5090 3249-5476 5384">
          <text:p/>
        </draw:path>
        <draw:frame draw:style-name="gr48" draw:text-style-name="P25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25" draw:layer="layout" svg:width="5.588cm" svg:height="2.54cm" svg:x="14.208cm" svg:y="14.985cm">
          <draw:text-box>
            <text:p><text:span text:style-name="T46">Resides in midPoint repository. Describes configuration to access the resource and schema for resource objects.</text:span></text:p>
          </draw:text-box>
        </draw:frame>
        <draw:path draw:style-name="gr5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0" draw:layer="layout" svg:width="1.493cm" svg:height="0.725cm" svg:x="6.619cm" svg:y="4.56cm">
          <draw:text-box>
            <text:p><text:span text:style-name="T47">Copy</text:span></text:p>
          </draw:text-box>
        </draw:frame>
        <draw:frame draw:style-name="gr52" draw:text-style-name="P25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54" draw:text-style-name="P15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52" draw:text-style-name="P27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55" draw:text-style-name="P27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27" draw:layer="layout" svg:width="5.588cm" svg:height="2.54cm" svg:x="14.208cm" svg:y="22.859cm">
          <draw:text-box>
            <text:p><text:span text:style-name="T50">Resides in midPoint repository. Describes connector type and schema for connector configuration.</text:span></text:p>
          </draw:text-box>
        </draw:frame>
        <draw:frame draw:style-name="gr56" draw:text-style-name="P28" draw:layer="layout" svg:width="4.249cm" svg:height="0.683cm" svg:x="15.732cm" svg:y="5.318cm">
          <draw:text-box>
            <text:p><text:span text:style-name="T51">torguga.example.com</text:span></text:p>
          </draw:text-box>
        </draw:frame>
      </draw:page>
      <draw:page draw:name="page13" draw:style-name="dp1" draw:master-page-name="Default">
        <draw:frame draw:style-name="gr36" draw:text-style-name="P19" draw:layer="layout" svg:width="7.306cm" svg:height="2.941cm" svg:x="2.524cm" svg:y="1.705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line draw:style-name="gr35" draw:text-style-name="P1" draw:layer="layout" svg:x1="1cm" svg:y1="6.652cm" svg:x2="20cm" svg:y2="6.652cm">
          <text:p/>
        </draw:line>
        <draw:path draw:style-name="gr37" draw:text-style-name="P15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38" draw:text-style-name="P29" draw:layer="layout" svg:width="4.464cm" svg:height="0.839cm" svg:x="10.652cm" svg:y="1.508cm">
          <draw:text-box>
            <text:p><text:span text:style-name="T35">Resource Object</text:span></text:p>
          </draw:text-box>
        </draw:frame>
        <draw:frame draw:style-name="gr39" draw:text-style-name="P30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9" draw:layer="layout" svg:width="7.366cm" svg:height="3.048cm" svg:x="10.652cm" svg:y="2.347cm">
          <draw:text-box>
            <text:p><text:span text:style-name="T36">Resides on the resource. </text:span><text:span text:style-name="T52">Resource schema</text:span><text:span text:style-name="T36"> (indirectly) describes this object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abaddeed-1004-dead-b00t-888899994321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</text:span><text:span text:style-name="T44">&lt;ri:dn&gt;uid=jsparrow,ou=People,...&lt;/ri:dn&gt;</text:span></text:p>
            <text:p><text:span text:style-name="T44"><text:s text:c="4"/></text:span><text:span text:style-name="T44">&lt;ri:uid&gt;jsparrow&lt;/ri:uid&gt;</text:span><text:span text:style-name="T44"><text:line-break/></text:span><text:span text:style-name="T44"> <text:s text:c="3"/>&lt;ri:cn&gt;Cpt. Jack Sparrow&lt;/ri:cn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57" draw:text-style-name="P31" draw:layer="layout" svg:width="4.464cm" svg:height="1.427cm" svg:x="14.062cm" svg:y="7.922cm">
          <draw:text-box>
            <text:p><text:span text:style-name="T40">Resource Object</text:span></text:p>
            <text:p><text:span text:style-name="T40">Shadow</text:span></text:p>
          </draw:text-box>
        </draw:frame>
        <draw:frame draw:style-name="gr49" draw:text-style-name="P31" draw:layer="layout" svg:width="5.588cm" svg:height="2.54cm" svg:x="14.208cm" svg:y="9.349cm">
          <draw:text-box>
            <text:p><text:span text:style-name="T41">Resides in midPoint repository. Is a (partial) copy of the Resource Object. Attributes conform to </text:span><text:span text:style-name="T52">resource schema</text:span><text:span text:style-name="T41">.</text:span></text:p>
          </draw:text-box>
        </draw:frame>
        <draw:frame draw:style-name="gr44" draw:text-style-name="P32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32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58" draw:text-style-name="P24" draw:layer="layout" svg:width="12.5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f004b004-1004-f004-b00t-555555550000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</text:span><text:span text:style-name="T48">&lt;conf:hostname&gt;tortuga.example.com&lt;/conf:hostname&gt;</text:span></text:p>
            <text:p><text:span text:style-name="T48"><text:s text:c="4"/></text:span><text:span text:style-name="T48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59" draw:text-style-name="P15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48" draw:text-style-name="P33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49" draw:text-style-name="P33" draw:layer="layout" svg:width="5.588cm" svg:height="2.54cm" svg:x="14.208cm" svg:y="14.985cm">
          <draw:text-box>
            <text:p><text:span text:style-name="T46">Describes </text:span><text:span text:style-name="T52">schema for resource objects</text:span><text:span text:style-name="T46">. Configuration part conforms to </text:span><text:span text:style-name="T53">connector schema</text:span><text:span text:style-name="T46">.</text:span></text:p>
          </draw:text-box>
        </draw:frame>
        <draw:path draw:style-name="gr6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9" draw:layer="layout" svg:width="1.493cm" svg:height="0.725cm" svg:x="5.857cm" svg:y="5.572cm">
          <draw:text-box>
            <text:p><text:span text:style-name="T47">Copy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61" draw:text-style-name="P15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55" draw:text-style-name="P34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49" draw:text-style-name="P34" draw:layer="layout" svg:width="5.588cm" svg:height="2.54cm" svg:x="14.208cm" svg:y="22.859cm">
          <draw:text-box>
            <text:p><text:span text:style-name="T50">Describes </text:span><text:span text:style-name="T53">schema for connector configuration</text:span><text:span text:style-name="T50">.</text:span></text:p>
          </draw:text-box>
        </draw:frame>
        <draw:frame draw:style-name="gr56" draw:text-style-name="P35" draw:layer="layout" svg:width="4.249cm" svg:height="0.683cm" svg:x="15.732cm" svg:y="5.318cm">
          <draw:text-box>
            <text:p><text:span text:style-name="T51">torguga.example.com</text:span></text:p>
          </draw:text-box>
        </draw:frame>
        <draw:frame draw:style-name="gr62" draw:text-style-name="P36" draw:layer="layout" svg:width="5.053cm" svg:height="0.839cm" svg:x="8.112cm" svg:y="25.384cm">
          <draw:text-box>
            <text:p><text:span text:style-name="T54">Connector Schema</text:span></text:p>
          </draw:text-box>
        </draw:frame>
        <draw:frame draw:style-name="gr63" draw:text-style-name="P37" draw:layer="layout" svg:width="4.875cm" svg:height="0.839cm" svg:x="7.555cm" svg:y="19.465cm">
          <draw:text-box>
            <text:p><text:span text:style-name="T55">Resource Schema</text:span></text:p>
          </draw:text-box>
        </draw:frame>
      </draw:page>
      <draw:page draw:name="page14" draw:style-name="dp1" draw:master-page-name="Default">
        <draw:custom-shape draw:style-name="gr64" draw:text-style-name="P38" draw:layer="layout" svg:width="7.112cm" svg:height="1.016cm" svg:x="5.064cm" svg:y="13.7cm">
          <text:p text:style-name="P1"><text:span text:style-name="T56">DBTable Connector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19cm" svg:height="12.446cm" svg:x="1cm" svg:y="1.254cm">
          <text:p text:style-name="P1"><text:span text:style-name="T57">midPoint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7" draw:text-style-name="P21" draw:layer="layout" svg:width="13.69cm" svg:height="4.601cm" svg:x="5.01cm" svg:y="8.366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 oid=”abaddeed-1004-dead-b00t-888899994321”/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icfs:uid&gt;93847&lt;/icfs:uid&gt;</text:span></text:p>
            <text:p><text:span text:style-name="T37"><text:s text:c="4"/></text:span><text:span text:style-name="T37">&lt;icfs:name&gt;jsparrow&lt;/icfs:name&gt;</text:span><text:span text:style-name="T44"><text:line-break/></text:span><text:span text:style-name="T44"> <text:s text:c="3"/>&lt;ri:FULL_NAME&gt;Cpt. Jack Sparrow&lt;/ri:FULL_NAME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68" draw:text-style-name="P21" draw:layer="layout" svg:width="13.469cm" svg:height="3.356cm" svg:x="5.01cm" svg:y="2.643cm">
          <draw:text-box>
            <text:p><text:span text:style-name="T37">&lt;user </text:span><text:span text:style-name="T38">oid=”600ddeed-feed-beef-f00d-111133331111”&gt;</text:span></text:p>
            <text:p><text:span text:style-name="T37"><text:s text:c="2"/></text:span><text:span text:style-name="T37">&lt;name&gt;jack&lt;/name&gt;</text:span><text:span text:style-name="T37"><text:line-break/></text:span><text:span text:style-name="T38"> <text:s/>&lt;givenName&gt;Jack&lt;/givenName&gt;</text:span></text:p>
            <text:p><text:span text:style-name="T38"><text:s text:c="2"/></text:span><text:span text:style-name="T38">&lt;familyName&gt;Sparrow&lt;/familyName&gt;</text:span><text:span text:style-name="T38"><text:line-break/></text:span><text:span text:style-name="T38"> <text:s/>&lt;fullName&gt;Cpt. Jack Sparrow&lt;/fullName&gt;</text:span></text:p>
            <text:p><text:span text:style-name="T37"><text:s text:c="2"/></text:span><text:span text:style-name="T37">&lt;accountRef oid=”600ddeed-feed-beef-f00d-222233331111”/&gt;</text:span></text:p>
            <text:p><text:span text:style-name="T37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D</text:span></text:p>
              </table:table-cell>
              <table:table-cell>
                <text:p text:style-name="P40"><text:span text:style-name="T39">LOGIN</text:span></text:p>
              </table:table-cell>
              <table:table-cell>
                <text:p text:style-name="P40"><text:span text:style-name="T39">FULL_NAME</text:span></text:p>
              </table:table-cell>
            </table:table-row>
            <table:table-row table:style-name="ro1" table:default-cell-style-name="ce2">
              <table:table-cell>
                <text:p text:style-name="P40"><text:span text:style-name="T39">93847</text:span></text:p>
              </table:table-cell>
              <table:table-cell>
                <text:p text:style-name="P40"><text:span text:style-name="T39">jsparrow</text:span></text:p>
              </table:table-cell>
              <table:table-cell>
                <text:p text:style-name="P40"><text:span text:style-name="T39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9" draw:text-style-name="P41" draw:layer="layout" svg:width="2.441cm" svg:height="0.878cm" svg:x="16.144cm" svg:y="15.616cm">
          <draw:text-box>
            <text:p><text:span text:style-name="T58">MySQL</text:span></text:p>
          </draw:text-box>
        </draw:frame>
        <draw:custom-shape draw:style-name="gr70" draw:text-style-name="P42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71" draw:text-style-name="P15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7" draw:text-style-name="P15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72" draw:text-style-name="P15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73" draw:text-style-name="P43" draw:layer="layout" svg:width="2.267cm" svg:height="1.199cm" svg:x="2.778cm" svg:y="6.588cm">
          <draw:text-box>
            <text:p><text:span text:style-name="T59">inbound</text:span><text:span text:style-name="T59"><text:line-break/></text:span><text:span text:style-name="T59">mapping</text:span></text:p>
          </draw:text-box>
        </draw:frame>
        <draw:frame draw:style-name="gr74" draw:text-style-name="P43" draw:layer="layout" svg:width="2.449cm" svg:height="1.199cm" svg:x="2.064cm" svg:y="11.485cm">
          <draw:text-box>
            <text:p><text:span text:style-name="T59">outbound</text:span></text:p>
            <text:p><text:span text:style-name="T59">mapping</text:span></text:p>
          </draw:text-box>
        </draw:frame>
        <draw:frame draw:style-name="gr75" draw:text-style-name="P43" draw:layer="layout" svg:width="1.234cm" svg:height="0.725cm" svg:x="18.054cm" svg:y="7.133cm">
          <draw:text-box>
            <text:p><text:span text:style-name="T59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45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5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78" draw:text-style-name="P46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0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15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79" draw:text-style-name="P15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80" draw:text-style-name="P6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81" draw:text-style-name="P15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82" draw:text-style-name="P47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83" draw:text-style-name="P48" draw:layer="layout" svg:width="3.139cm" svg:height="0.645cm" svg:x="14.117cm" svg:y="3.149cm">
          <draw:text-box>
            <text:p><text:span text:style-name="T7">Retrieve schema</text:span></text:p>
          </draw:text-box>
        </draw:frame>
        <draw:frame draw:style-name="gr84" draw:text-style-name="P8" draw:layer="layout" svg:width="3.647cm" svg:height="0.645cm" svg:x="11.577cm" svg:y="5.572cm">
          <draw:text-box>
            <text:p><text:span text:style-name="T7">Generate definition</text:span></text:p>
          </draw:text-box>
        </draw:frame>
        <draw:g xml:id="id48" draw:id="id48">
          <draw:custom-shape draw:style-name="gr85" draw:text-style-name="P49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50" draw:layer="layout" svg:x1="17.788cm" svg:y1="7.618cm" svg:x2="17.788cm" svg:y2="8.698cm">
            <text:p/>
          </draw:line>
          <draw:line draw:style-name="gr87" draw:text-style-name="P50" draw:layer="layout" svg:x1="17.248cm" svg:y1="7.833cm" svg:x2="18.328cm" svg:y2="7.833cm">
            <text:p/>
          </draw:line>
          <draw:g>
            <draw:line draw:style-name="gr88" draw:text-style-name="P50" draw:layer="layout" svg:x1="17.788cm" svg:y1="8.696cm" svg:x2="17.356cm" svg:y2="9.128cm">
              <text:p/>
            </draw:line>
            <draw:line draw:style-name="gr89" draw:text-style-name="P50" draw:layer="layout" svg:x1="17.788cm" svg:y1="8.696cm" svg:x2="18.22cm" svg:y2="9.128cm">
              <text:p/>
            </draw:line>
          </draw:g>
        </draw:g>
        <draw:frame draw:style-name="gr90" draw:text-style-name="P51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or</text:span></text:p>
          </draw:text-box>
        </draw:frame>
        <draw:connector draw:style-name="gr81" draw:text-style-name="P15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84" draw:text-style-name="P8" draw:layer="layout" svg:width="3.048cm" svg:height="0.645cm" svg:x="15.224cm" svg:y="8.112cm">
          <draw:text-box>
            <text:p><text:span text:style-name="T7">Configure</text:span></text:p>
          </draw:text-box>
        </draw:frame>
      </draw:page>
      <draw:page draw:name="page16" draw:style-name="dp1" draw:master-page-name="Default">
        <draw:custom-shape draw:style-name="gr91" draw:text-style-name="P52" xml:id="id49" draw:id="id49" draw:layer="layout" svg:width="3.048cm" svg:height="1.27cm" svg:x="3.54cm" svg:y="8.874cm">
          <text:p text:style-name="P1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2" xml:id="id50" draw:id="id50" draw:layer="layout" svg:width="3.048cm" svg:height="1.27cm" svg:x="5.826cm" svg:y="6.334cm">
          <text:p text:style-name="P1"><text:span text:style-name="T1">pro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5.064cm" svg:y1="8.874cm" svg:x2="7.35cm" svg:y2="7.604cm" draw:start-shape="id49" draw:start-glue-point="0" draw:end-shape="id50" svg:d="M5064 8874c0-952 2286-318 2286-1270" svg:viewBox="0 0 2287 1271">
          <text:p/>
        </draw:connector>
        <draw:custom-shape draw:style-name="gr93" draw:text-style-name="P53" xml:id="id51" draw:id="id51" draw:layer="layout" svg:width="3.048cm" svg:height="1.27cm" svg:x="8.366cm" svg:y="4.048cm">
          <text:p text:style-name="P1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3" xml:id="id52" draw:id="id52" draw:layer="layout" svg:width="3.048cm" svg:height="1.27cm" svg:x="10.906cm" svg:y="6.334cm">
          <text:p text:style-name="P1"><text:span text:style-name="T1">depre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2" xml:id="id53" draw:id="id53" draw:layer="layout" svg:width="3.048cm" svg:height="1.27cm" svg:x="13.192cm" svg:y="8.874cm">
          <text:p text:style-name="P1"><text:span text:style-name="T1">arch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7.35cm" svg:y1="6.334cm" svg:x2="8.366cm" svg:y2="4.683cm" draw:start-shape="id50" draw:start-glue-point="0" draw:end-shape="id51" draw:end-glue-point="3" svg:d="M7350 6334c0-1101 338-1651 1016-1651" svg:viewBox="0 0 1017 1652">
          <text:p/>
        </draw:connector>
        <draw:connector draw:style-name="gr92" draw:text-style-name="P15" draw:layer="layout" draw:type="curve" svg:x1="11.414cm" svg:y1="4.683cm" svg:x2="12.43cm" svg:y2="6.334cm" draw:start-shape="id51" draw:start-glue-point="1" draw:end-shape="id52" draw:end-glue-point="0" svg:d="M11414 4683c678 0 1016 550 1016 1651" svg:viewBox="0 0 1017 1652">
          <text:p/>
        </draw:connector>
        <draw:connector draw:style-name="gr92" draw:text-style-name="P15" draw:layer="layout" draw:type="curve" svg:x1="12.43cm" svg:y1="7.604cm" svg:x2="14.716cm" svg:y2="8.874cm" draw:start-shape="id52" draw:start-glue-point="2" draw:end-shape="id53" draw:end-glue-point="0" svg:d="M12430 7604c0 952 2286 318 2286 1270" svg:viewBox="0 0 2287 1271">
          <text:p/>
        </draw:connector>
        <draw:custom-shape draw:style-name="gr91" draw:text-style-name="P52" xml:id="id54" draw:id="id54" draw:layer="layout" svg:width="3.048cm" svg:height="1.27cm" svg:x="8.366cm" svg:y="8.874cm">
          <text:p text:style-name="P1"><text:span text:style-name="T1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6.588cm" svg:y1="9.509cm" svg:x2="8.366cm" svg:y2="9.509cm" draw:start-shape="id49" draw:start-glue-point="1" draw:end-shape="id54" draw:end-glue-point="3" svg:d="M6588 9509h1778" svg:viewBox="0 0 1779 1">
          <text:p/>
        </draw:connector>
        <draw:connector draw:style-name="gr92" draw:text-style-name="P15" draw:layer="layout" draw:type="curve" svg:x1="8.874cm" svg:y1="6.969cm" svg:x2="9.89cm" svg:y2="8.874cm" draw:start-shape="id50" draw:start-glue-point="1" draw:end-shape="id54" draw:end-glue-point="0" svg:d="M8874 6969c678 0 1016 635 1016 1905" svg:viewBox="0 0 1017 1906">
          <text:p/>
        </draw:connector>
        <draw:connector draw:style-name="gr92" draw:text-style-name="P15" draw:layer="layout" draw:type="curve" svg:x1="9.89cm" svg:y1="5.318cm" svg:x2="9.89cm" svg:y2="8.874cm" draw:start-shape="id51" draw:start-glue-point="2" draw:end-shape="id54" draw:end-glue-point="0" svg:d="M9890 5318v3556" svg:viewBox="0 0 1 3557">
          <text:p/>
        </draw:connector>
        <draw:connector draw:style-name="gr92" draw:text-style-name="P15" draw:layer="layout" draw:type="curve" svg:x1="10.906cm" svg:y1="6.969cm" svg:x2="9.89cm" svg:y2="8.874cm" draw:start-shape="id52" draw:start-glue-point="3" draw:end-shape="id54" draw:end-glue-point="0" svg:d="M10906 6969c-678 0-1016 635-1016 1905" svg:viewBox="0 0 1017 1906">
          <text:p/>
        </draw:connector>
        <draw:connector draw:style-name="gr92" draw:text-style-name="P15" draw:layer="layout" draw:type="curve" svg:x1="13.192cm" svg:y1="9.509cm" svg:x2="11.414cm" svg:y2="9.509cm" draw:start-shape="id53" draw:end-shape="id54" draw:end-glue-point="1" svg:d="M13192 9509h-1778" svg:viewBox="0 0 1779 1">
          <text:p/>
        </draw:connector>
        <draw:custom-shape draw:style-name="gr91" draw:text-style-name="P52" xml:id="id55" draw:id="id55" draw:layer="layout" svg:width="3.048cm" svg:height="1.27cm" svg:x="8.366cm" svg:y="1.254cm">
          <text:p text:style-name="P1"><text:span text:style-name="T1">suspen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5" draw:layer="layout" draw:type="curve" svg:x1="9.89cm" svg:y1="2.524cm" svg:x2="9.89cm" svg:y2="4.048cm" draw:start-shape="id55" draw:start-glue-point="2" draw:end-shape="id51" draw:end-glue-point="0" svg:d="M9890 2524v1524" svg:viewBox="0 0 1 1525">
          <text:p/>
        </draw:connector>
      </draw:page>
      <draw:page draw:name="page17" draw:style-name="dp1" draw:master-page-name="Default">
        <draw:custom-shape draw:style-name="gr95" draw:text-style-name="P5" draw:layer="layout" svg:width="8.128cm" svg:height="9.398cm" svg:x="7.096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layout" svg:width="4.064cm" svg:height="5.588cm" svg:x="15.732cm" svg:y="5.318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5.588cm" svg:height="5.588cm" svg:x="1cm" svg:y="5.318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98" draw:text-style-name="P1" draw:layer="layout" draw:type="curve" svg:x1="8.366cm" svg:y1="7.085cm" svg:x2="6.109cm" svg:y2="7.605cm" draw:start-shape="id56" draw:end-shape="id57" draw:end-glue-point="1" svg:d="M8366 7085c-1710 0-582 520-2257 520" svg:viewBox="0 0 2258 521">
          <text:p/>
        </draw:connector>
        <draw:connector draw:style-name="gr99" draw:text-style-name="P1" draw:layer="layout" draw:type="curve" svg:x1="16.211cm" svg:y1="7.606cm" svg:x2="10.652cm" svg:y2="7.085cm" draw:start-shape="id58" draw:start-glue-point="3" draw:end-shape="id56" draw:end-glue-point="1" svg:d="M16211 7606c-4150 0-1371-521-5559-521" svg:viewBox="0 0 5560 522">
          <text:p/>
        </draw:connector>
        <draw:custom-shape draw:style-name="gr100" draw:text-style-name="P7" xml:id="id57" draw:id="id57" draw:layer="layout" svg:width="4.63cm" svg:height="1.519cm" svg:x="1.479cm" svg:y="6.84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" xml:id="id56" draw:id="id56" draw:layer="layout" svg:width="2.286cm" svg:height="2.054cm" svg:x="8.366cm" svg:y="6.058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employee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7" xml:id="id58" draw:id="id58" draw:layer="layout" svg:width="3.106cm" svg:height="1.519cm" svg:x="16.211cm" svg:y="6.847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" xml:id="id59" draw:id="id59" draw:layer="layout" svg:width="2.286cm" svg:height="2.054cm" svg:x="9.636cm" svg:y="2.502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physical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5.588cm" svg:height="3.302cm" svg:x="1cm" svg:y="1.508cm">
          <text:p text:style-name="P1"><text:span text:style-name="T1">Resource HR</text:span>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0" draw:id="id60" draw:layer="layout" svg:width="4.63cm" svg:height="1.519cm" svg:x="1.48cm" svg:y="2.77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draw:type="curve" svg:x1="9.636cm" svg:y1="3.529cm" svg:x2="6.11cm" svg:y2="3.537cm" draw:start-shape="id59" draw:start-glue-point="3" draw:end-shape="id60" svg:d="M9636 3529c-2661 0-898 8-3526 8" svg:viewBox="0 0 3527 9">
          <text:p/>
        </draw:connector>
        <draw:frame draw:style-name="gr9" draw:text-style-name="P13" draw:layer="layout" svg:width="1.027cm" svg:height="0.645cm" svg:x="7.096cm" svg:y="3.032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7.339cm" svg:y="6.334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0.652cm" svg:y="7.096cm">
          <draw:text-box>
            <text:p><text:span text:style-name="T21">link</text:span></text:p>
          </draw:text-box>
        </draw:frame>
        <draw:connector draw:style-name="gr104" draw:text-style-name="P1" draw:layer="layout" draw:type="curve" svg:x1="10.779cm" svg:y1="4.556cm" svg:x2="9.509cm" svg:y2="6.058cm" draw:start-shape="id59" draw:start-glue-point="2" draw:end-shape="id56" draw:end-glue-point="0" svg:d="M10779 4556c0 1128-1270 377-1270 1502" svg:viewBox="0 0 1271 1503">
          <text:p/>
        </draw:connector>
        <draw:frame draw:style-name="gr105" draw:text-style-name="P54" draw:layer="layout" svg:width="1.772cm" svg:height="1.039cm" svg:x="8.366cm" svg:y="4.556cm">
          <draw:text-box>
            <text:p text:style-name="P1"><text:span text:style-name="T62">persona</text:span></text:p>
            <text:p text:style-name="P1"><text:span text:style-name="T62">link</text:span></text:p>
          </draw:text-box>
        </draw:frame>
        <draw:custom-shape draw:style-name="gr101" draw:text-style-name="P3" xml:id="id61" draw:id="id61" draw:layer="layout" svg:width="2.286cm" svg:height="2.054cm" svg:x="11.922cm" svg:y="8.09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admin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curve" svg:x1="10.765cm" svg:y1="4.544cm" svg:x2="13.065cm" svg:y2="8.09cm" draw:end-shape="id61" draw:end-glue-point="0" svg:d="M10765 4544c0 2266 2300 494 2300 3546" svg:viewBox="0 0 2301 3547">
          <text:p/>
        </draw:connector>
        <draw:frame draw:style-name="gr105" draw:text-style-name="P54" draw:layer="layout" svg:width="1.772cm" svg:height="1.039cm" svg:x="12.182cm" svg:y="5.549cm">
          <draw:text-box>
            <text:p text:style-name="P1"><text:span text:style-name="T62">persona</text:span></text:p>
            <text:p text:style-name="P1"><text:span text:style-name="T62">link</text:span></text:p>
          </draw:text-box>
        </draw:frame>
        <draw:custom-shape draw:style-name="gr102" draw:text-style-name="P7" xml:id="id63" draw:id="id63" draw:layer="layout" svg:width="3.106cm" svg:height="1.519cm" svg:x="16.212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7" xml:id="id62" draw:id="id62" draw:layer="layout" svg:width="4.63cm" svg:height="1.519cm" svg:x="1.48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adm-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draw:type="curve" svg:x1="11.922cm" svg:y1="9.117cm" svg:x2="6.11cm" svg:y2="9.633cm" draw:start-shape="id61" draw:start-glue-point="3" draw:end-shape="id62" draw:end-glue-point="1" svg:d="M11922 9117c-4375 0-1470 516-5812 516" svg:viewBox="0 0 5813 517">
          <text:p/>
        </draw:connector>
        <draw:connector draw:style-name="gr98" draw:text-style-name="P1" draw:layer="layout" draw:type="curve" svg:x1="14.208cm" svg:y1="9.117cm" svg:x2="16.212cm" svg:y2="9.633cm" draw:start-shape="id61" draw:start-glue-point="1" draw:end-shape="id63" draw:end-glue-point="3" svg:d="M14208 9117c1522 0 521 516 2004 516" svg:viewBox="0 0 2005 517">
          <text:p/>
        </draw:connector>
        <draw:frame draw:style-name="gr9" draw:text-style-name="P13" draw:layer="layout" svg:width="1.027cm" svg:height="0.645cm" svg:x="10.906cm" svg:y="9.128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4.197cm" svg:y="9.128cm">
          <draw:text-box>
            <text:p><text:span text:style-name="T21">link</text:span></text:p>
          </draw:text-box>
        </draw:frame>
      </draw:page>
      <draw:page draw:name="page18" draw:style-name="dp1" draw:master-page-name="Default">
        <draw:custom-shape draw:style-name="gr106" draw:text-style-name="P5" draw:layer="layout" svg:width="8.128cm" svg:height="8.382cm" svg:x="7.096cm" svg:y="1.254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4.064cm" svg:height="3.048cm" svg:x="15.732cm" svg:y="6.588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layout" svg:width="5.588cm" svg:height="3.302cm" svg:x="1cm" svg:y="6.33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1" draw:text-style-name="P3" xml:id="id64" draw:id="id64" draw:layer="layout" svg:width="2.286cm" svg:height="2.054cm" svg:x="7.858cm" svg:y="2.27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" xml:id="id65" draw:id="id65" draw:layer="layout" svg:width="3.81cm" svg:height="2.054cm" svg:x="9.128cm" svg:y="6.82cm">
          <draw:glue-point draw:id="4" svg:x="2.351cm" svg:y="-5cm"/>
          <draw:glue-point draw:id="5" svg:x="-2.11cm" svg:y="-5cm"/>
          <text:p text:style-name="P1"><text:span text:style-name="T1">Service</text:span></text:p>
          <text:p text:style-name="P1"><text:span text:style-name="T2"><text:s/></text:span></text:p>
          <text:p text:style-name="P1"><text:span text:style-name="T61">Sales Application</text:span><text:span text:style-name="T1"><text:line-break/></text:span><text:span text:style-name="T2"> </text:span></text:p>
          <text:p text:style-name="P1"><text:span text:style-name="T8">s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curve" svg:x1="9.001cm" svg:y1="4.324cm" svg:x2="10.23cm" svg:y2="6.82cm" draw:start-shape="id64" draw:start-glue-point="2" draw:end-shape="id65" draw:end-glue-point="5" svg:d="M9001 4324c0 1873 1229 626 1229 2496" svg:viewBox="0 0 1230 2497">
          <text:p/>
        </draw:connector>
        <draw:frame draw:style-name="gr109" draw:text-style-name="P54" draw:layer="layout" svg:width="3.046cm" svg:height="1.039cm" svg:x="9.636cm" svg:y="4.533cm">
          <draw:text-box>
            <text:p text:style-name="P1"><text:span text:style-name="T62">assignment</text:span><text:span text:style-name="T62"><text:line-break/></text:span><text:span text:style-name="T62">(relation=owner)</text:span></text:p>
          </draw:text-box>
        </draw:frame>
        <draw:custom-shape draw:style-name="gr102" draw:text-style-name="P7" xml:id="id67" draw:id="id67" draw:layer="layout" svg:width="3.106cm" svg:height="1.519cm" svg:x="16.212cm" svg:y="7.60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app-s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7" xml:id="id66" draw:id="id66" draw:layer="layout" svg:width="4.63cm" svg:height="1.519cm" svg:x="1.48cm" svg:y="7.60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sales,o=Ap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draw:type="curve" svg:x1="9.128cm" svg:y1="7.847cm" svg:x2="6.11cm" svg:y2="8.363cm" draw:start-shape="id65" draw:start-glue-point="3" draw:end-shape="id66" draw:end-glue-point="1" svg:d="M9128 7847c-2280 0-771 516-3018 516" svg:viewBox="0 0 3019 517">
          <text:p/>
        </draw:connector>
        <draw:connector draw:style-name="gr98" draw:text-style-name="P1" draw:layer="layout" draw:type="curve" svg:x1="12.938cm" svg:y1="7.847cm" svg:x2="16.212cm" svg:y2="8.363cm" draw:start-shape="id65" draw:start-glue-point="1" draw:end-shape="id67" draw:end-glue-point="3" svg:d="M12938 7847c2475 0 838 516 3274 516" svg:viewBox="0 0 3275 517">
          <text:p/>
        </draw:connector>
        <draw:frame draw:style-name="gr9" draw:text-style-name="P13" draw:layer="layout" svg:width="1.027cm" svg:height="0.645cm" svg:x="7.858cm" svg:y="7.975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3.192cm" svg:y="7.858cm">
          <draw:text-box>
            <text:p><text:span text:style-name="T21">link</text:span></text:p>
          </draw:text-box>
        </draw:frame>
        <draw:custom-shape draw:style-name="gr101" draw:text-style-name="P3" xml:id="id68" draw:id="id68" draw:layer="layout" svg:width="2.286cm" svg:height="2.054cm" svg:x="11.922cm" svg:y="2.271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8">emp6543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curve" svg:x1="13.065cm" svg:y1="4.325cm" svg:x2="11.928cm" svg:y2="6.82cm" draw:start-shape="id68" draw:start-glue-point="2" draw:end-shape="id65" draw:end-glue-point="4" svg:d="M13065 4325c0 1872-1137 625-1137 2495" svg:viewBox="0 0 1138 2496">
          <text:p/>
        </draw:connector>
        <draw:custom-shape draw:style-name="gr110" draw:text-style-name="P15" draw:layer="layout" svg:width="0.458cm" svg:height="0.254cm" svg:x="19.542cm" svg:y="9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Triangle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dovan Semančík</meta:initial-creator>
    <meta:creation-date>2011-09-26T17:04:13</meta:creation-date>
    <dc:date>2023-08-30T17:36:02.277725302</dc:date>
    <meta:editing-duration>P1DT8H55M40S</meta:editing-duration>
    <meta:editing-cycles>87</meta:editing-cycles>
    <meta:generator>LibreOffice/7.3.7.2$Linux_X86_64 LibreOffice_project/30$Build-2</meta:generator>
    <meta:document-statistic meta:object-count="271"/>
  </office:meta>
</office:document-meta>
</file>